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7cm" fo:margin-left="0cm" table:align="left" style:writing-mode="lr-tb"/>
    </style:style>
    <style:style style:name="Tableau11.A" style:family="table-column">
      <style:table-column-properties style:column-width="2.332cm"/>
    </style:style>
    <style:style style:name="Tableau11.B" style:family="table-column">
      <style:table-column-properties style:column-width="11.361cm"/>
    </style:style>
    <style:style style:name="Tableau11.C" style:family="table-column">
      <style:table-column-properties style:column-width="3.434cm"/>
    </style:style>
    <style:style style:name="Tableau11.1" style:family="table-row">
      <style:table-row-properties style:keep-together="false" fo:keep-together="always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P7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10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16" style:family="paragraph" style:parent-style-name="Standard"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8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NewRomanPSMT" style:font-name-asian="TimesNewRomanPSMT" style:font-name-complex="TimesNewRomanPSMT"/>
    </style:style>
    <style:style style:name="P21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22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name-complex="Ari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3.727cm" style:type="center"/>
          <style:tab-stop style:position="9.959cm"/>
          <style:tab-stop style:position="13.351cm" style:type="center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3.787cm" style:type="center"/>
          <style:tab-stop style:position="9.959cm"/>
          <style:tab-stop style:position="13.351cm" style:type="center"/>
          <style:tab-stop style:position="16.584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style:font-name="Arial" fo:font-size="12pt" style:font-size-asian="12pt" style:font-name-complex="Arial" style:font-size-complex="12pt"/>
    </style:style>
    <style:style style:name="P30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2.485cm"/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.637cm"/>
          <style:tab-stop style:position="2.485cm"/>
          <style:tab-stop style:position="9.959cm"/>
          <style:tab-stop style:position="16.584cm" style:type="right"/>
        </style:tab-stops>
      </style:paragraph-properties>
      <style:text-properties fo:color="#000000" style:font-name="Arial" fo:font-size="12pt" style:font-name-asian="Times-Roman" style:font-size-asian="12pt" style:font-name-complex="Arial" style:font-size-complex="12pt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color="#000000" style:font-name-asian="Times-Roman"/>
    </style:style>
    <style:style style:name="T5" style:family="text">
      <style:text-properties fo:color="#000000" fo:font-weight="bold" style:font-name-asian="Times-Roman" style:font-weight-asian="bold" style:font-weight-complex="bold"/>
    </style:style>
    <style:style style:name="T6" style:family="text">
      <style:text-properties fo:color="#000000" fo:font-style="italic" style:font-name-asian="Times-Roman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1"/>
      <text:p text:style-name="P21"/>
      <text:p text:style-name="P22"/>
      <text:p text:style-name="P25"><text:tab/><text:span text:style-name="T7">EDF R&amp;D, SINETICS</text:span></text:p>
      <text:p text:style-name="P25"><text:tab/>1, avenue du Général de Gaulle</text:p>
      <text:p text:style-name="P25"><text:tab/>BP 408, 92141 Clamart Cedex</text:p>
      <text:p text:style-name="P25"/>
      <text:p text:style-name="P25"><text:tab/>À l'attention de M. BATEMAN,</text:p>
      <text:p text:style-name="P25"><text:tab/>M. KORTAS, M. LAYMAJOUX</text:p>
      <text:p text:style-name="P25"><text:tab/>et M. MOUTON </text:p>
      <text:p text:style-name="P25"/>
      <text:p text:style-name="P25"/>
      <text:p text:style-name="P26"><text:tab/><text:tab/>Villeurbanne, le 15 Juillet 2011</text:p>
      <text:p text:style-name="P26"/>
      <text:p text:style-name="P26"/>
      <text:p text:style-name="P26">Objet : VISHNU : Planning de l'ajout du support de SLURM</text:p>
      <text:p text:style-name="P26">Vos références : Devis<text:span text:style-name="T4"> SF-11-06-10-VISHNU-SLURM_V1.3</text:span></text:p>
      <text:p text:style-name="P32"/>
      <text:p text:style-name="P32"/>
      <text:p text:style-name="P33"><text:tab/>Messieurs,</text:p>
      <text:p text:style-name="P33"/>
      <text:p text:style-name="P34"><text:tab/>Suite à votre demande dont nous vous remercions, vous trouverez ci-après une proposition de planning pour l'ajout du support de SLURM dans l'intergiciel VISHNU.</text:p>
      <text:p text:style-name="P34"><text:tab/></text:p>
      <text:p text:style-name="P34"/>
      <text:p text:style-name="P34"><text:tab/>Souhaitant que cette proposition soit susceptible de recevoir votre agrément, notre équipe est à votre entière disposition pour tous renseignements complémentaires.</text:p>
      <text:p text:style-name="P34"><text:tab/>Veuillez agréer, Messieurs, l'expression de nos salutations distinguées.</text:p>
      <text:p text:style-name="P34"/>
      <text:p text:style-name="P34"/>
      <text:p text:style-name="P34"/>
      <text:p text:style-name="P27"><text:span text:style-name="T4"><text:tab/><text:tab/><text:tab/></text:span><text:span text:style-name="T5">David Loureiro</text:span><text:span text:style-name="T4"><text:tab/><text:tab/></text:span><text:span text:style-name="T5">Benjamin Depardon</text:span></text:p>
      <text:p text:style-name="P28"><text:span text:style-name="T6"><text:tab/> <text:s/>Président de SysFera</text:span><text:span text:style-name="T4"><text:tab/><text:tab/></text:span><text:span text:style-name="T6">Directeur Technique</text:span></text:p>
      <text:p text:style-name="P29">Planning ajout du support de SLURM dans VISHNU </text:p>
      <text:p text:style-name="P2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20110715-Planning-SLURM</text:p>
          </table:table-cell>
        </table:table-row>
        <table:table-row>
          <table:table-cell table:style-name="Tableau1.A1" office:value-type="string">
            <text:p text:style-name="P2">Objet</text:p>
          </table:table-cell>
          <table:table-cell table:style-name="Tableau1.A1" office:value-type="string">
            <text:p text:style-name="P2">Planning SLURM</text:p>
          </table:table-cell>
        </table:table-row>
      </table:table>
      <text:p text:style-name="P23"/>
      <text:p text:style-name="P23">HISTORIQUE DU DOCUMENT</text:p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Description</text:p>
          </table:table-cell>
          <table:table-cell table:style-name="Tableau5.C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15/07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C2" office:value-type="string">
            <text:p text:style-name="P3">DEPARDON Benjamin</text:p>
          </table:table-cell>
        </table:table-row>
      </table:table>
      <text:p text:style-name="P15"/>
      <text:p text:style-name="P24"/>
      <text:p text:style-name="P15">REFERENCES</text:p>
      <text:p text:style-name="P1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20">SF-11-06-10-VISHNU-SLURM_V1.3</text:p>
          </table:table-cell>
          <table:table-cell table:style-name="Tableau8.B2" office:value-type="string">
            <text:p text:style-name="P19">Proposition commerciale pour l'ajout du support de SLURM dans VISHNU</text:p>
          </table:table-cell>
        </table:table-row>
        <table:table-row>
          <table:table-cell table:style-name="Tableau8.A2" office:value-type="string">
            <text:p text:style-name="P3"/>
          </table:table-cell>
          <table:table-cell table:style-name="Tableau8.B2" office:value-type="string">
            <text:p text:style-name="P3"/>
          </table:table-cell>
        </table:table-row>
      </table:table>
      <text:h text:style-name="P31" text:outline-level="1">Planning global</text:h>
      <text:p text:style-name="Standard">Le schéma suivant présente <text:s/>le planning global du développement du support de SLURM dans le module TMS de VISHNU.</text:p>
      <text:p text:style-name="Standard"/>
      <text:p text:style-name="Standard"><draw:frame draw:style-name="fr2" draw:name="Object1" text:anchor-type="paragraph" svg:x="-1.466cm" svg:y="0.106cm" svg:width="19.454cm" svg:height="6.41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1" text:outline-level="1">Dates des délivrables</text:h>
      <text:p text:style-name="Standard">Les délivrables de documentation consistent principalement en la mise à jour des délivrables de documentation du projet VISHNU initial. Le livrable de code consiste en la mise à jour du module TMS.</text:p>
      <text:p text:style-name="Standard"><text:s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4">ID</text:p>
          </table:table-cell>
          <table:table-cell table:style-name="Tableau11.A1" office:value-type="string">
            <text:p text:style-name="P4">Descriptif</text:p>
          </table:table-cell>
          <table:table-cell table:style-name="Tableau11.C1" office:value-type="string">
            <text:p text:style-name="P4">Date</text:p>
          </table:table-cell>
        </table:table-row>
        <table:table-row table:style-name="Tableau11.1">
          <table:table-cell table:style-name="Tableau11.A2" office:value-type="string">
            <text:p text:style-name="Table_20_Contents">D1.1b </text:p>
          </table:table-cell>
          <table:table-cell table:style-name="Tableau11.A2" office:value-type="string">
            <text:p text:style-name="Table_20_Contents">Mise à jour de la spécification technique des besoin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1.1g</text:p>
          </table:table-cell>
          <table:table-cell table:style-name="Tableau11.A2" office:value-type="string">
            <text:p text:style-name="Table_20_Contents">Mise à jour de l'architecture technique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1a</text:p>
          </table:table-cell>
          <table:table-cell table:style-name="Tableau11.A2" office:value-type="string">
            <text:p text:style-name="Table_20_Contents">Mise à jour du document de conception détaillée de TM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1b</text:p>
          </table:table-cell>
          <table:table-cell table:style-name="Tableau11.A2" office:value-type="string">
            <text:p text:style-name="Table_20_Contents">Mise à jour du plan de tests de TMS</text:p>
          </table:table-cell>
          <table:table-cell table:style-name="Tableau11.C2" office:value-type="string">
            <text:p text:style-name="Table_20_Contents">22/07/11</text:p>
          </table:table-cell>
        </table:table-row>
        <table:table-row table:style-name="Tableau11.1">
          <table:table-cell table:style-name="Tableau11.A2" office:value-type="string">
            <text:p text:style-name="Table_20_Contents">D4.2 </text:p>
          </table:table-cell>
          <table:table-cell table:style-name="Tableau11.A2" office:value-type="string">
            <text:p text:style-name="Table_20_Contents">Module TMS avec le support de SLURM (avec API WS)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3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4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5.2 b, c et d</text:p>
          </table:table-cell>
          <table:table-cell table:style-name="Tableau11.A2" office:value-type="string">
            <text:p text:style-name="Table_20_Contents">Mise à jour des guides d'utilisateur et administrateur, et rapport de tests</text:p>
          </table:table-cell>
          <table:table-cell table:style-name="Tableau11.C2" office:value-type="string">
            <text:p text:style-name="Table_20_Contents">12/08/11</text:p>
          </table:table-cell>
        </table:table-row>
        <table:table-row table:style-name="Tableau11.1">
          <table:table-cell table:style-name="Tableau11.A2" office:value-type="string">
            <text:p text:style-name="Table_20_Contents">D8.1</text:p>
          </table:table-cell>
          <table:table-cell table:style-name="Tableau11.A2" office:value-type="string">
            <text:p text:style-name="Table_20_Contents">Rapport d'intégration, documentation, packages Debian</text:p>
          </table:table-cell>
          <table:table-cell table:style-name="Tableau11.C2" office:value-type="string">
            <text:p text:style-name="Table_20_Contents">19/08/11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20110715-Planning-SLURM</text:p>
            </table:table-cell>
            <table:table-cell table:style-name="Tableau7.B1" office:value-type="string">
              <text:p text:style-name="MP2">Planning ajout du support de SLURM dans VISHNU</text:p>
            </table:table-cell>
          </table:table-row>
        </table:table>
        <text:p text:style-name="MP2"><draw:frame draw:style-name="Mfr1" draw:name="images1" text:anchor-type="char" svg:x="-1.882cm" svg:y="-1.27cm" svg:width="21.05cm" svg:height="8.008cm" draw:z-index="2"><draw:image xlink:href="Pictures/10000000000009B0000003AF6679DFC9.png" xlink:type="simple" xlink:show="embed" xlink:actuate="onLoad"/></draw:frame></text:p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9 60 45 54 41</text:p>
              <text:p text:style-name="MP7">Fax + 33 (0)4 81 76 16 35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Page_20_Number"><text:span text:style-name="MT2"><text:page-number text:select-page="current">1</text:page-number></text:span></text:span><text:span text:style-name="Page_20_Number"><text:span text:style-name="MT3">|</text:span></text:span><text:span text:style-name="Page_20_Number"><text:span text:style-name="MT3"><text:page-count>3</text:page-count></text:span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9 60 45 54 41</text:p>
              <text:p text:style-name="MP7">Fax + 33 (0)4 81 76 16 35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Page_20_Number"><text:span text:style-name="MT2"><text:page-number text:select-page="current">1</text:page-number></text:span></text:span><text:span text:style-name="Page_20_Number"><text:span text:style-name="MT3">|</text:span></text:span><text:span text:style-name="Page_20_Number"><text:span text:style-name="MT3"><text:page-count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Depardon</dc:creator>
    <dc:date>2011-07-15T11:47:09</dc:date>
    <meta:print-date>2010-04-26T11:16:00</meta:print-date>
    <meta:editing-cycles>173</meta:editing-cycles>
    <meta:editing-duration>PT13H45M40S</meta:editing-duration>
    <meta:generator>LibreOffice/3.3$Unix LibreOffice_project/330m19$Build-8</meta:generator>
    <meta:document-statistic meta:table-count="7" meta:image-count="2" meta:object-count="1" meta:page-count="3" meta:paragraph-count="89" meta:word-count="393" meta:character-count="24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fo:background-color="transparent"/>
    </style:style>
    <style:style style:name="ce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66c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table table:name="Macro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table:style-name="ce3" table:number-columns-repeated="7"/>
        </table:table-row>
        <table:table-row table:style-name="ro1">
          <table:table-cell/>
          <table:table-cell table:style-name="ce4" office:value-type="string">
            <text:p>18 au 22/07/2011</text:p>
          </table:table-cell>
          <table:table-cell table:style-name="ce4" office:value-type="string">
            <text:p>25 au 29/07/2011</text:p>
          </table:table-cell>
          <table:table-cell table:style-name="ce4" office:value-type="string">
            <text:p>01 au 05/08/2011</text:p>
          </table:table-cell>
          <table:table-cell table:style-name="ce4" office:value-type="string">
            <text:p>08 au 12/08/2011</text:p>
          </table:table-cell>
          <table:table-cell table:style-name="ce4" office:value-type="string">
            <text:p>15 au 19/08/2011</text:p>
          </table:table-cell>
          <table:table-cell table:style-name="ce4" office:value-type="string">
            <text:p>22 au 26/08/2011</text:p>
          </table:table-cell>
          <table:table-cell table:style-name="ce4" office:value-type="string">
            <text:p>29/08 au 02/09/2011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1 : Conception</text:p>
          </table:table-cell>
          <table:table-cell table:style-name="ce5">
            <draw:custom-shape table:end-cell-address="Macro.B4" table:end-x="3.368cm" table:end-y="0.633cm" draw:z-index="0" draw:style-name="gr1" draw:text-style-name="P1" svg:width="0.5cm" svg:height="0.5cm" svg:x="2.868cm" svg:y="0.133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">
            <draw:line table:end-cell-address="Macro.D4" table:end-x="3.398cm" table:end-y="0.433cm" draw:z-index="3" draw:style-name="gr2" draw:text-style-name="P2" svg:x1="0.01cm" svg:y1="0.433cm" svg:x2="6.805cm" svg:y2="0.433cm">
              <text:p/>
            </draw:line>
          </table:table-cell>
          <table:table-cell table:style-name="ce1"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2 : Codage module SLURM et tests</text:p>
          </table:table-cell>
          <table:table-cell/>
          <table:table-cell table:style-name="ce5" table:number-columns-repeated="2"/>
          <table:table-cell table:style-name="ce5">
            <draw:custom-shape table:end-cell-address="Macro.F6" table:end-x="0.015cm" table:end-y="0.776cm" draw:z-index="1" draw:style-name="gr1" draw:text-style-name="P1" svg:width="0.5cm" svg:height="0.5cm" svg:x="2.923cm" svg:y="0.276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">
            <draw:line table:end-cell-address="Macro.H6" table:end-x="0.085cm" table:end-y="0.503cm" draw:z-index="4" draw:style-name="gr2" draw:text-style-name="P2" svg:x1="0.106cm" svg:y1="0.503cm" svg:x2="6.9cm" svg:y2="0.503cm">
              <text:p/>
            </draw:line>
          </table:table-cell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Lot 3 : Packaging Debian &amp; intégration</text:p>
          </table:table-cell>
          <table:table-cell table:number-columns-repeated="4"/>
          <table:table-cell table:style-name="ce5">
            <draw:custom-shape table:end-cell-address="Macro.F8" table:end-x="3.283cm" table:end-y="0.608cm" draw:z-index="2" draw:style-name="gr1" draw:text-style-name="P1" svg:width="0.5cm" svg:height="0.5cm" svg:x="2.783cm" svg:y="0.108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  <draw:line table:end-cell-address="Macro.H8" table:end-x="3.282cm" table:end-y="0.351cm" draw:z-index="5" draw:style-name="gr2" draw:text-style-name="P2" svg:x1="3.303cm" svg:y1="0.351cm" svg:x2="10.097cm" svg:y2="0.351cm">
              <text:p/>
            </draw:line>
          </table:table-cell>
          <table:table-cell table:style-name="ce1" table:number-columns-repeated="2"/>
        </table:table-row>
        <table:table-row table:style-name="ro2">
          <table:table-cell table:number-columns-repeated="5"/>
          <table:table-cell table:style-name="ce6"/>
          <table:table-cell table:style-name="ce1"/>
          <table:table-cell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>
            <draw:line table:end-cell-address="Macro.B12" table:end-x="3.296cm" table:end-y="0.237cm" draw:z-index="6" draw:style-name="gr2" draw:text-style-name="P2" svg:x1="0cm" svg:y1="0.237cm" svg:x2="3.296cm" svg:y2="0.237cm">
              <text:p/>
            </draw:line>
          </table:table-cell>
          <table:table-cell table:style-name="ce7" office:value-type="string" table:number-columns-spanned="2" table:number-rows-spanned="1">
            <text:p>Période de validation des délivrab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5"/>
          <table:table-cell table:style-name="ce7" office:value-type="string" table:number-columns-spanned="2" table:number-rows-spanned="1">
            <text:p>« Développement »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6">
            <draw:custom-shape table:end-cell-address="Macro.B15" table:end-x="1.913cm" table:end-y="0.441cm" draw:z-index="7" draw:style-name="gr1" draw:text-style-name="P1" svg:width="0.5cm" svg:height="0.502cm" svg:x="1.413cm" svg:y="0.379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7" office:value-type="string" table:number-columns-spanned="2" table:number-rows-spanned="1">
            <text:p>Installation, validation sur plate-forme EDF</text:p>
          </table:table-cell>
          <table:covered-table-cell/>
          <table:table-cell table:number-columns-repeated="4"/>
        </table:table-row>
        <table:table-row table:style-name="ro3">
          <table:table-cell table:number-columns-repeated="2"/>
          <table:table-cell table:style-name="ce7" office:value-type="string" table:number-columns-spanned="2" table:number-rows-spanned="1">
            <text:p>Délivrable</text:p>
          </table:table-cell>
          <table:covered-table-cell/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15/07/2011</text:date>, <text:time>11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